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9" calcext:value-type="date">
            <text:p>2021-12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0" calcext:value-type="date">
            <text:p>2021-12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5" calcext:value-type="float">
            <text:p>8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31" calcext:value-type="date">
            <text:p>2021-12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2" calcext:value-type="float">
            <text:p>8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1" calcext:value-type="date">
            <text:p>2022-0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2" calcext:value-type="date">
            <text:p>2022-0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8" calcext:value-type="float">
            <text:p>368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table:formula="of:=SUM([.C1230:.G1230])" office:value-type="float" office:value="887" calcext:value-type="float">
            <text:p>8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2-01-03" calcext:value-type="date">
            <text:p>2022-01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table:formula="of:=SUM([.C1231:.G1231])" office:value-type="float" office:value="876" calcext:value-type="float">
            <text:p>876</text:p>
          </table:table-cell>
          <table:table-cell table:number-columns-repeated="6"/>
        </table:table-row>
        <table:table-row table:style-name="ro1" table:number-rows-repeated="10473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0:16:38.2533680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2-01-04T10:31:13.504336814</dc:date>
    <dc:creator>Jesus Castagnetto</dc:creator>
    <meta:editing-duration>P9DT14H40M1S</meta:editing-duration>
    <meta:editing-cycles>797</meta:editing-cycles>
    <meta:generator>LibreOffice/7.2.3.2$Linux_X86_64 LibreOffice_project/20$Build-2</meta:generator>
    <meta:document-statistic meta:table-count="1" meta:cell-count="7172" meta:object-count="0"/>
  </office:meta>
</office:document-meta>
</file>